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bf62"/>
    </style:style>
    <style:style style:name="P2" style:family="paragraph" style:parent-style-name="Standard">
      <style:text-properties officeooo:rsid="0015bf62" officeooo:paragraph-rsid="0015bf62"/>
    </style:style>
    <style:style style:name="P3" style:family="paragraph" style:parent-style-name="Standard">
      <style:text-properties officeooo:rsid="0015bf62" officeooo:paragraph-rsid="0017052b"/>
    </style:style>
    <style:style style:name="P4" style:family="paragraph" style:parent-style-name="Standard">
      <style:text-properties officeooo:rsid="0015bf62" officeooo:paragraph-rsid="001a8fcd"/>
    </style:style>
    <style:style style:name="P5" style:family="paragraph" style:parent-style-name="Standard">
      <style:text-properties officeooo:rsid="0015bf62" officeooo:paragraph-rsid="0015bf62"/>
    </style:style>
    <style:style style:name="P6" style:family="paragraph" style:parent-style-name="Standard">
      <style:text-properties officeooo:rsid="00187711" officeooo:paragraph-rsid="00187711"/>
    </style:style>
    <style:style style:name="P7" style:family="paragraph" style:parent-style-name="Standard">
      <style:text-properties officeooo:rsid="001b5528" officeooo:paragraph-rsid="001b5528"/>
    </style:style>
    <style:style style:name="T1" style:family="text">
      <style:text-properties officeooo:rsid="0017052b"/>
    </style:style>
    <style:style style:name="T2" style:family="text">
      <style:text-properties officeooo:rsid="00187711"/>
    </style:style>
    <style:style style:name="T3" style:family="text">
      <style:text-properties officeooo:rsid="001932f7"/>
    </style:style>
    <style:style style:name="T4" style:family="text">
      <style:text-properties officeooo:rsid="001a8fcd"/>
    </style:style>
    <style:style style:name="T5" style:family="text">
      <style:text-properties officeooo:rsid="001b55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SDM Atern or Dynamic System Development Model Atern an agile framework development will be use to achieve the desired product on this project. DSDM Atern is one of the agile framewrok that company use due to its features of fixed time and cost. Scope will be the factor that will be changed mostly in this project. <text:span text:style-name="T4">The Project in a Box has a DSDM Atern section, template for document submission will be in the Project in a Box which will greatly help us in delivering documents and keep us on right track in the project. Project will use the 7 Phase of DSDM Atern,</text:span></text:p>
      <text:p text:style-name="P4">DSDM Aternhave 7 phases that needed to follow, phases will be configure acccording to the project needs.</text:p>
      <text:p text:style-name="P1"/>
      <text:p text:style-name="P2">DSDM Atern 7 phase:</text:p>
      <text:p text:style-name="P2"/>
      <text:p text:style-name="P2"><text:tab/>1. Pre-project </text:p>
      <text:p text:style-name="P2"><text:tab/>2. Feasibility</text:p>
      <text:p text:style-name="P2"><text:tab/>3. Foundation</text:p>
      <text:p text:style-name="P2"><text:tab/>4. Exploration</text:p>
      <text:p text:style-name="P2"><text:tab/>5. Engineering</text:p>
      <text:p text:style-name="P2"><text:tab/>6. Deployment</text:p>
      <text:p text:style-name="P2"><text:tab/>7. Post-project</text:p>
      <text:p text:style-name="P2"/>
      <text:p text:style-name="P7">The Phases of the DSDM Atern will be the guide to set the date, distribute and prioritise the task that will need attention.</text:p>
      <text:p text:style-name="P7"/>
      <text:p text:style-name="P2">DSDM follows an iterative and incremental way of delivering the solution. DSDM <text:span text:style-name="T1">follows the Pareto principle 80% of the effect comes from the 20% of the cause, 20%</text:span> of the <text:span text:style-name="T1">cause should be focus and delivered since it will affect the 80% of the project</text:span>. DSDM is like reverse triangle planning the project and requirement is a must and carefully plan to achieve the solutions on time. Following the core techniques of the DSDM atern will be <text:span text:style-name="T5">the key in achieving the deliverable on time.</text:span></text:p>
      <text:p text:style-name="P2"/>
      <text:p text:style-name="P2">Core Techniques:</text:p>
      <text:p text:style-name="P2"><text:tab/>1. Time Boxing</text:p>
      <text:p text:style-name="P2"><text:tab/>2. MoSCoW Prioritisation</text:p>
      <text:p text:style-name="P2"><text:tab/>4. Facilitation Workshop</text:p>
      <text:p text:style-name="P2"><text:tab/></text:p>
      <text:p text:style-name="P3">Time B<text:span text:style-name="T1">o</text:span>xing and MoSCow is the most used techniques for DSDM. </text:p>
      <text:p text:style-name="P3"><text:span text:style-name="T1">MoSCoW stands for:</text:span></text:p>
      <text:p text:style-name="P3"/>
      <text:p text:style-name="P3"><text:tab/><text:span text:style-name="T1">M - Must Have</text:span></text:p>
      <text:p text:style-name="P3"><text:tab/><text:span text:style-name="T2">S <text:s/>- Should Have</text:span></text:p>
      <text:p text:style-name="P3"><text:tab/><text:span text:style-name="T2">C – Could Have</text:span></text:p>
      <text:p text:style-name="P3"><text:tab/><text:span text:style-name="T2">W – Won’t Have this time</text:span></text:p>
      <text:p text:style-name="P3"/>
      <text:p text:style-name="P6">Must <text:span text:style-name="T4">H</text:span>ave is the core task <text:span text:style-name="T4">prioritisation</text:span> <text:span text:style-name="T3">for </text:span>the project, not all task should <text:span text:style-name="T4">are</text:span> assign for <text:span text:style-name="T3">M</text:span>ust <text:span text:style-name="T3">H</text:span>ave if it is not important or <text:span text:style-name="T3">if</text:span> it will not affect the project much <text:span text:style-name="T4">we</text:span> can move it to Should have or Could have. Won’t have this time will be the later task that can be done once the other important task are done.</text:p>
      <text:p text:style-name="P6"/>
      <text:p text:style-name="P6">Timeboxing will be the planner or blueprint of the project every task of the project will be done using time box approach.</text:p>
      <text:p text:style-name="P6"/>
      <text:p text:style-name="P7">Facilitation Workshop will be the meeting for the project and the time to make progress to the task assign in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31T12:15:52.806000000</meta:creation-date>
    <dc:date>2016-07-31T15:10:48.367000000</dc:date>
    <meta:editing-duration>PT27M45S</meta:editing-duration>
    <meta:editing-cycles>2</meta:editing-cycles>
    <meta:generator>LibreOffice/5.1.4.2$Windows_X86_64 LibreOffice_project/f99d75f39f1c57ebdd7ffc5f42867c12031db97a</meta:generator>
    <meta:document-statistic meta:table-count="0" meta:image-count="0" meta:object-count="0" meta:page-count="1" meta:paragraph-count="26" meta:word-count="395" meta:character-count="2189" meta:non-whitespace-character-count="1799"/>
  </office:meta>
</office:document-meta>
</file>